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2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336" calcext:value-type="float">
            <text:p>84.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1188" calcext:value-type="float">
            <text:p>79.8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436" calcext:value-type="float">
            <text:p>80.6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3184" calcext:value-type="float">
            <text:p>78.0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07336" calcext:value-type="float">
            <text:p>78.5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6208" calcext:value-type="float">
            <text:p>71.0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752" calcext:value-type="float">
            <text:p>71.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2728" calcext:value-type="float">
            <text:p>66.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9224" calcext:value-type="float">
            <text:p>65.4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5432" calcext:value-type="float">
            <text:p>64.0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9384" calcext:value-type="float">
            <text:p>62.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14608" calcext:value-type="float">
            <text:p>62.0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0832" calcext:value-type="float">
            <text:p>61.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8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0768" calcext:value-type="float">
            <text:p>57.9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1112" calcext:value-type="float">
            <text:p>56.1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0928" calcext:value-type="float">
            <text:p>47.8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6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172" calcext:value-type="float">
            <text:p>44.2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5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7024" calcext:value-type="float">
            <text:p>44.0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5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5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0401</text:p>
          </table:table-cell>
          <table:table-cell office:value-type="string" calcext:value-type="string">
            <text:p>195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